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34pt" fo:font-weight="bold" officeooo:rsid="0010b2c8" officeooo:paragraph-rsid="0010b2c8" style:font-size-asian="34pt" style:font-weight-asian="bold" style:font-size-complex="34pt" style:font-weight-complex="bold"/>
    </style:style>
    <style:style style:name="P2" style:family="paragraph" style:parent-style-name="Heading_20_3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Heading_20_3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margin-top="0in" fo:margin-bottom="0.1965in" style:contextual-spacing="false"/>
      <style:text-properties fo:font-size="16pt" style:font-size-asian="16pt" style:font-size-complex="16pt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size="16pt" fo:font-weight="bold" officeooo:paragraph-rsid="0010b2c8" style:font-size-asian="16pt" style:font-weight-asian="bold" style:font-size-complex="16pt" style:font-weight-complex="bold"/>
    </style:style>
    <style:style style:name="P10" style:family="paragraph" style:parent-style-name="Text_20_body">
      <style:text-properties fo:font-size="16pt" style:font-size-asian="16pt" style:font-size-complex="16pt"/>
    </style:style>
    <style:style style:name="P11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Text_20_body">
      <style:text-properties fo:font-size="16pt" fo:font-weight="normal" officeooo:rsid="0010b2c8" officeooo:paragraph-rsid="0010b2c8" style:font-size-asian="16pt" style:font-weight-asian="normal" style:font-size-complex="16pt" style:font-weight-complex="normal"/>
    </style:style>
    <style:style style:name="P13" style:family="paragraph" style:parent-style-name="Text_20_body">
      <style:text-properties fo:font-size="16pt" fo:font-weight="normal" officeooo:paragraph-rsid="0010b2c8" style:font-size-asian="16pt" style:font-weight-asian="normal" style:font-size-complex="16pt" style:font-weight-complex="normal"/>
    </style:style>
    <style:style style:name="P14" style:family="paragraph" style:parent-style-name="Text_20_body">
      <style:text-properties fo:font-size="24pt" fo:font-weight="bold" officeooo:rsid="0010b2c8" officeooo:paragraph-rsid="0010b2c8" style:font-size-asian="24pt" style:font-weight-asian="bold" style:font-size-complex="24pt" style:font-weight-complex="bold"/>
    </style:style>
    <style:style style:name="T1" style:family="text">
      <style:text-properties officeooo:rsid="000eb3c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Setup for PHP Language</text:p>
      <text:p text:style-name="P1"/>
      <text:p text:style-name="P9">Step 1: Install PHP</text:p>
      <text:p text:style-name="P10">Make sure PHP is installed on your Ubuntu system. You can install it using the following command:</text:p>
      <text:p text:style-name="P10"/>
      <text:p text:style-name="P8">sudo apt update</text:p>
      <text:p text:style-name="P8">sudo apt install php</text:p>
      <text:p text:style-name="P10"/>
      <text:p text:style-name="P8">Step 2: Write Your PHP Code</text:p>
      <text:p text:style-name="P10"/>
      <text:p text:style-name="P10"><text:span text:style-name="T1">After when </text:span>you have your code written in VS Code. Ensure that your PHP files are saved in a project directory. For example, let’s say your project directory is /home/username/my_php_project.</text:p>
      <text:p text:style-name="P10"/>
      <text:p text:style-name="P8">Step 3: Start PHP’s Built-In Server</text:p>
      <text:p text:style-name="P11">To start the PHP built-in server, open a terminal and navigate to your project directory:</text:p>
      <text:p text:style-name="P4">bash</text:p>
      <text:p text:style-name="P8">php -S localhost:8000</text:p>
      <text:p text:style-name="P11"/>
      <text:p text:style-name="P5"><text:span text:style-name="T2">This command starts a PHP server on </text:span><text:span text:style-name="Source_20_Text"><text:span text:style-name="T2">localhost</text:span></text:span><text:span text:style-name="T2"> at port </text:span><text:span text:style-name="Source_20_Text"><text:span text:style-name="T2">8000</text:span></text:span><text:span text:style-name="T2">. You can change the port number if you prefer.</text:span></text:p>
      <text:p text:style-name="P11"/>
      <text:p text:style-name="P11"><text:soft-page-break/></text:p>
      <text:h text:style-name="P3" text:outline-level="3"><text:span text:style-name="T1">S</text:span>tep 4: Access Your PHP Application</text:h>
      <text:p text:style-name="Text_20_body">O<text:span text:style-name="T2">pen your web browser and navigate to </text:span><text:span text:style-name="Source_20_Text"><text:span text:style-name="T3">http://localhost:8000</text:span></text:span><text:span text:style-name="T2">. You should see your PHP application running. If you have a specific file you want to view, you can navigate to it directly. For example, if you have a file called </text:span><text:span text:style-name="Source_20_Text"><text:span text:style-name="T2">index.php</text:span></text:span><text:span text:style-name="T2">, go to </text:span><text:span text:style-name="Source_20_Text"><text:span text:style-name="T2">http://localhost:8000/index.php</text:span></text:span><text:span text:style-name="T2">.</text:span></text:p>
      <text:p text:style-name="P12">Just type this in your web URL..</text:p>
      <text:p text:style-name="P13"><text:span text:style-name="Source_20_Text"><text:span text:style-name="T4">http://localhost:8000</text:span></text:span></text:p>
      <text:p text:style-name="P11"/>
      <text:p text:style-name="P14">Setup vs code to run the file in VS Code terminal..</text:p>
      <text:p text:style-name="P14"/>
      <text:p text:style-name="P5"><text:span text:style-name="Strong_20_Emphasis"><text:span text:style-name="T2">Set Up PHP Debugging</text:span></text:span><text:span text:style-name="T2">:</text:span></text:p>
      <text:list xml:id="list680159112" text:style-name="L1">
        <text:list-item>
          <text:p text:style-name="P7"><text:span text:style-name="T2">Install the </text:span><text:span text:style-name="Strong_20_Emphasis"><text:span text:style-name="T2">PHP Debug</text:span></text:span><text:span text:style-name="T2"> extension in VS Code.</text:span></text:p>
        </text:list-item>
        <text:list-item>
          <text:p text:style-name="P6"><text:span text:style-name="T2">Ensure you have </text:span><text:span text:style-name="Source_20_Text"><text:span text:style-name="T2">Xdebug</text:span></text:span><text:span text:style-name="T2"> installed on your system. You can install it using:</text:span></text:p>
        </text:list-item>
      </text:list>
      <text:p text:style-name="P8">sudo apt install php-xdebug</text:p>
      <text:h text:style-name="P2" text:outline-level="3">Running PHP Code from VS Code Terminal</text:h>
      <text:p text:style-name="Text_20_body"><text:span text:style-name="T2">Alternatively, you can run individual PHP files directly from VS Code’s terminal without starting the built-in server. Open the terminal in VS Code (</text:span><text:span text:style-name="Source_20_Text"><text:span text:style-name="T2">Ctrl + `</text:span></text:span><text:span text:style-name="T2">) and run.</text:span></text:p>
      <text:p text:style-name="Text_20_body"><text:span text:style-name="T2"/></text:p>
      <text:p text:style-name="P8">php yourfile.php</text:p>
      <text:p text:style-name="P12">change yourfile.php to your desire php file to run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23:03:00.728157098</meta:creation-date>
    <dc:date>2024-08-14T00:00:55.698449554</dc:date>
    <meta:editing-duration>PT26S</meta:editing-duration>
    <meta:editing-cycles>1</meta:editing-cycles>
    <meta:document-statistic meta:table-count="0" meta:image-count="0" meta:object-count="0" meta:page-count="2" meta:paragraph-count="25" meta:word-count="258" meta:character-count="1497" meta:non-whitespace-character-count="1265"/>
    <meta:generator>LibreOffice/7.3.7.2$Linux_X86_64 LibreOffice_project/30$Build-2</meta:generator>
  </office:meta>
</office:document-meta>
</file>